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_5f_Paragraphe_5f_Exemple_5f_sans_5f_Titre" style:master-page-name="_32__5f_3_5f_SERIE_5f_M_5f_GAUCHE_5f_ET_5f_DROITE_5f_2COL">
      <style:paragraph-properties style:page-number="auto"/>
    </style:style>
    <style:style style:name="P10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Footer_20_page_20_paire_20__28_G_29_">
      <style:text-properties officeooo:rsid="02097712" officeooo:paragraph-rsid="02097712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Titre_5f_Exercices_5f_sans_5f_Titre" style:list-style-name="_5f_Numérotation_20_des_20_exercices"/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-color="#2a6099"/>
      <style:paragraph-properties fo:text-align="center"/>
    </style:style>
    <style:style style:name="P118" style:family="paragraph">
      <loext:graphic-properties draw:fill="solid" draw:fill-color="#7fb241"/>
    </style:style>
    <style:style style:name="P119" style:family="paragraph">
      <loext:graphic-properties draw:fill="solid" draw:fill-color="#c9211e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00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#ffd74c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0066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 style:writing-mode="lr-tb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cc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7e12c"/>
    </style:style>
    <style:style style:name="P1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9" style:family="paragraph">
      <loext:graphic-properties draw:fill="solid" draw:fill-color="#1ca2b8"/>
    </style:style>
    <style:style style:name="P1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fo:language="fr" fo:country="FR" style:language-asian="zh" style:country-asian="CN" style:language-complex="hi" style:country-complex="IN"/>
    </style:style>
    <style:style style:name="T184" style:family="text">
      <style:text-properties officeooo:rsid="020c67a9"/>
    </style:style>
    <style:style style:name="T185" style:family="text"/>
    <style:style style:name="T18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#ffd74c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49cm" svg:stroke-color="#c9211e" draw:marker-start="" draw:marker-start-width="0.28cm" draw:marker-start-center="false" draw:marker-end="" draw:marker-end-width="0.28cm" draw:marker-end-center="false" draw:fill="solid" draw:fill-color="#c9211e" draw:opacity="50%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draw:shadow-opacity="50%" style:run-through="foreground"/>
    </style:style>
    <style:style style:name="gr9" style:family="graphic">
      <style:graphic-properties draw:stroke="solid" svg:stroke-width="0.049cm" svg:stroke-color="#c9211e" draw:marker-start="" draw:marker-start-width="0.28cm" draw:marker-start-center="false" draw:marker-end="" draw:marker-end-width="0.28cm" draw:marker-end-center="false" draw:fill="solid" draw:fill-color="#ffffff" draw:opacity="100%" draw:textarea-horizontal-align="justify" draw:textarea-vertical-align="middle" draw:auto-grow-height="false" fo:min-height="1.295cm" fo:min-width="1.672cm" fo:padding-top="0.15cm" fo:padding-bottom="0.15cm" fo:padding-left="0.275cm" fo:padding-right="0.275cm" draw:shadow="hidden" draw:shadow-offset-x="0.199cm" draw:shadow-offset-y="0.199cm" draw:shadow-color="#808080" draw:shadow-opacity="100%" style:run-through="foreground"/>
    </style:style>
    <style:style style:name="gr10" style:family="graphic">
      <style:graphic-properties draw:stroke="solid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1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1" style:family="graphic">
      <style:graphic-properties draw:stroke="solid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2" style:family="graphic">
      <style:graphic-properties draw:stroke="dash" draw:stroke-dash="Dot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draw:stroke="dash" draw:stroke-dash="Long_20_Dash" svg:stroke-width="0.035cm" svg:stroke-color="#0369a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dash" draw:stroke-dash="Dashed_20__28_var_29_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0066ff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8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dash" draw:stroke-dash="Dashed_20__28_var_29_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26cm" fo:min-width="0.0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.03cm" svg:stroke-color="#00cc00" draw:marker-start="" draw:marker-start-width="0.25cm" draw:marker-start-center="false" draw:marker-end="" draw:marker-end-width="0.25cm" draw:marker-end-center="false" draw:fill="solid" draw:fill-color="#00cc00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solid" svg:stroke-width="0.03cm" svg:stroke-color="#ff00cc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2cm" fo:min-width="4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tyle:run-through="background"/>
    </style:style>
    <style:style style:name="gr35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02cm" fo:min-width="2.171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2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361" draw:name="Shape2_1" draw:style-name="gr3" draw:text-style-name="P116" svg:width="3.857cm" svg:height="0.805cm" draw:transform="rotate (0.0872664625997165) translate (0.467430555555556cm 1.34055555555556cm)">
        <draw:text-box>
          <text:p text:style-name="P115"><text:span text:style-name="T186">Série 3</text:span></text:p>
        </draw:text-box>
      </draw:frame>
      <draw:line text:anchor-type="page" text:anchor-page-number="2" draw:z-index="360" draw:name="Shape3_3" draw:style-name="gr4" draw:text-style-name="P117" svg:x1="10.155cm" svg:y1="1.318cm" svg:x2="21.978cm" svg:y2="1.318cm">
        <text:p/>
      </draw:line>
      <draw:path text:anchor-type="page" text:anchor-page-number="2" draw:z-index="359" draw:name="Shape1_11" draw:style-name="gr5" draw:text-style-name="P118" svg:width="4.329cm" svg:height="2.24cm" svg:x="0cm" svg:y="0.001cm" svg:viewBox="0 0 4330 2241" svg:d="M0 2241l3984-288c209-15 363-168 345-342l-170-1611h-4159z">
        <text:p/>
      </draw:path>
      <draw:frame text:anchor-type="page" text:anchor-page-number="1" draw:z-index="356" draw:name="Shape2_0" draw:style-name="gr3" draw:text-style-name="P116" svg:width="3.857cm" svg:height="0.805cm" draw:transform="rotate (0.0872664625997165) translate (0.467430555555556cm 1.34055555555556cm)">
        <draw:text-box>
          <text:p text:style-name="P115"><text:span text:style-name="T186">S</text:span><text:span text:style-name="T186">ér</text:span><text:span text:style-name="T186">ie </text:span><text:span text:style-name="T186">3</text:span></text:p>
        </draw:text-box>
      </draw:frame>
      <draw:line text:anchor-type="page" text:anchor-page-number="1" draw:z-index="355" draw:name="Shape3_0" draw:style-name="gr4" draw:text-style-name="P117" svg:x1="10.155cm" svg:y1="1.318cm" svg:x2="21.978cm" svg:y2="1.318cm">
        <text:p/>
      </draw:line>
      <draw:path text:anchor-type="page" text:anchor-page-number="1" draw:z-index="354" draw:name="Shape1_0" draw:style-name="gr5" draw:text-style-name="P118" svg:width="4.329cm" svg:height="2.24cm" svg:x="0cm" svg:y="0.001cm" svg:viewBox="0 0 4330 2241" svg:d="M0 2241l3984-288c209-15 363-168 345-342l-170-1611h-4159z">
        <text:p/>
      </draw:path>
      <text:h text:style-name="P101" text:outline-level="1"><text:span text:style-name="_5f_Caractères">Dans cette série, toutes les figures sont en vraie grandeur.</text:span></text:h>
      <text:list xml:id="list2715441383" text:style-name="_5f_Numérotation_20_des_20_exercices">
        <text:list-item>
          <text:h text:style-name="P113" text:outline-level="1"><draw:g text:anchor-type="paragraph" draw:z-index="352" draw:name="Shape12" draw:style-name="gr6"><draw:g draw:style-name="gr7"><draw:custom-shape draw:style-name="gr29" draw:text-style-name="P132" svg:width="5.001cm" svg:height="1.999cm" draw:transform="skewX (-0.000872664625997205) rotate (-0.545938990023826) translate (2.58233333333333cm 1.91558333333333cm)"><text:p/><draw:enhanced-geometry svg:viewBox="0 0 21600 21600" draw:mirror-horizontal="false" draw:mirror-vertical="false" draw:type="rectangle" draw:enhanced-path="M 0 0 L 21600 0 21600 21600 0 21600 0 0 Z N"/></draw:custom-shape><draw:frame draw:style-name="gr30" draw:text-style-name="P133" svg:width="1.301cm" svg:height="0.802cm" svg:x="2.199cm" svg:y="1.369cm"><draw:text-box><text:p text:style-name="P123"><text:span text:style-name="T190">Z</text:span></text:p></draw:text-box></draw:frame><draw:frame draw:style-name="gr30" draw:text-style-name="P133" svg:width="1.303cm" svg:height="0.802cm" svg:x="6.699cm" svg:y="4.269cm"><draw:text-box><text:p text:style-name="P123"><text:span text:style-name="T190">U</text:span></text:p></draw:text-box></draw:frame><draw:frame draw:style-name="gr30" draw:text-style-name="P133" svg:width="1.301cm" svg:height="0.802cm" svg:x="5.6cm" svg:y="6.169cm"><draw:text-box><text:p text:style-name="P123"><text:span text:style-name="T190">T</text:span></text:p></draw:text-box></draw:frame><draw:frame draw:style-name="gr30" draw:text-style-name="P133" svg:width="1.301cm" svg:height="0.802cm" svg:x="1cm" svg:y="3.269cm"><draw:text-box><text:p text:style-name="P123"><text:span text:style-name="T190">S</text:span></text:p></draw:text-box></draw:frame></draw:g><draw:custom-shape draw:style-name="gr31" draw:text-style-name="P132" svg:width="0.502cm" svg:height="0.502cm" draw:transform="rotate (1.02066854656628) translate (1.55927777777778cm 3.62302777777778cm)"><text:p/><draw:enhanced-geometry svg:viewBox="0 0 21600 21600" draw:type="rectangle" draw:enhanced-path="M 0 0 L 21600 0 21600 21600 0 21600 0 0 Z N"/></draw:custom-shape><draw:custom-shape draw:style-name="gr31" draw:text-style-name="P132" svg:width="0.502cm" svg:height="0.502cm" draw:transform="rotate (1.02066854656628) translate (2.31775cm 2.34244444444444cm)"><text:p/><draw:enhanced-geometry svg:viewBox="0 0 21600 21600" draw:type="rectangle" draw:enhanced-path="M 0 0 L 21600 0 21600 21600 0 21600 0 0 Z N"/></draw:custom-shape><draw:custom-shape draw:style-name="gr32" draw:text-style-name="P132" svg:width="0.5cm" svg:height="0.5cm" draw:transform="rotate (1.02066854656628) translate (6.16831944444444cm 4.67430555555556cm)"><text:p/><draw:enhanced-geometry svg:viewBox="0 0 21600 21600" draw:type="rectangle" draw:enhanced-path="M 0 0 L 21600 0 21600 21600 0 21600 0 0 Z N"/></draw:custom-shape><draw:custom-shape draw:style-name="gr32" draw:text-style-name="P132" svg:width="0.502cm" svg:height="0.5cm" draw:transform="skewX (0.00349065850398878) rotate (1.02066854656628) translate (5.38868055555556cm 5.96194444444445cm)"><text:p/><draw:enhanced-geometry svg:viewBox="0 0 21600 21600" draw:type="rectangle" draw:enhanced-path="M 0 0 L 21600 0 21600 21600 0 21600 0 0 Z N"/></draw:custom-shape></draw:g><text:span text:style-name="_5f_Caractères">Après avoir mesuré les dimensions utiles, cal­cule une valeur approchée de l'aire de la figure :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_5f_correction"/></text:h>
      <text:h text:style-name="_5f_Paragraphe_5f_Correction" text:outline-level="1"><text:span text:style-name="_5f_Caractères_5f_correction">La mesure donne ZU ≈ 5 cm et UT ≈ 2 cm.</text:span></text:h>
      <text:h text:style-name="_5f_Paragraphe_5f_Correction" text:outline-level="1"><text:span text:style-name="_5f_Caractères_5f_correction">Aire de ZUTS : <text:s/>5 </text:span><text:span text:style-name="_5f_Caractères_5f_correction"><text:span text:style-name="T153">×</text:span></text:span><text:span text:style-name="_5f_Caractères_5f_correction"> 2 ≈ 10 cm²</text:span><text:span text:style-name="_5f_Caractères">.</text:span></text:h>
      <text:list xml:id="list160105255037915" text:continue-numbering="true" text:style-name="_5f_Numérotation_20_des_20_exercices">
        <text:list-item>
          <text:h text:style-name="P113" text:outline-level="1"><draw:g text:anchor-type="char" draw:z-index="351" draw:name="Shape13" draw:style-name="gr33"><draw:g draw:style-name="gr34"><draw:custom-shape draw:style-name="gr35" draw:text-style-name="P132" svg:width="5.4cm" svg:height="2.1cm" draw:transform="rotate (0.825889802043717) translate (1.69509722222222cm 4.49615277777778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36" draw:text-style-name="P133" svg:width="0.9cm" svg:height="0.625cm" svg:x="1.296cm" svg:y="3.871cm"><draw:text-box><text:p text:style-name="P123"><text:span text:style-name="T190">R</text:span></text:p></draw:text-box></draw:frame><draw:frame draw:style-name="gr36" draw:text-style-name="P133" svg:width="0.9cm" svg:height="0.625cm" svg:x="6.595cm" svg:y="1.372cm"><draw:text-box><text:p text:style-name="P123"><text:span text:style-name="T190">V</text:span></text:p></draw:text-box></draw:frame><draw:frame draw:style-name="gr36" draw:text-style-name="P133" svg:width="0.9cm" svg:height="0.625cm" svg:x="2.896cm" svg:y="5.972cm"><draw:text-box><text:p text:style-name="P123"><text:span text:style-name="T190">S</text:span></text:p></draw:text-box></draw:frame></draw:g><draw:custom-shape draw:style-name="gr37" draw:text-style-name="P132" svg:width="0.399cm" svg:height="0.399cm" draw:transform="skewX (0.00436332312998579) rotate (0.819083017960939) translate (2.95098611111111cm 5.64620833333333cm)"><text:p/><draw:enhanced-geometry svg:viewBox="0 0 21600 21600" draw:type="rectangle" draw:enhanced-path="M 0 0 L 21600 0 21600 21600 0 21600 0 0 Z N"/></draw:custom-shape></draw:g><text:span text:style-name="_5f_Caractères"><text:s/>Après avoir mesuré les dimensions utiles, calcule une valeur approchée de l'aire de la <text:line-break/>figure :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_5f_Correction" text:outline-level="1"><text:span text:style-name="_5f_Caractères_5f_correction">La mesure donne </text:span><text:span text:style-name="_5f_Caractères_5f_correction"><text:span text:style-name="T183">VS </text:span></text:span><text:span text:style-name="_5f_Caractères_5f_correction">≈ 5,4 cm et </text:span><text:span text:style-name="_5f_Caractères_5f_correction"><text:span text:style-name="T183">RS</text:span></text:span><text:span text:style-name="_5f_Caractères_5f_correction"> ≈ 2 cm.</text:span></text:h>
      <text:h text:style-name="_5f_Paragraphe_5f_Correction" text:outline-level="1"><text:span text:style-name="_5f_Caractères_5f_correction">Aire de </text:span><text:span text:style-name="_5f_Caractères_5f_correction"><text:span text:style-name="T183">VRS </text:span></text:span><text:span text:style-name="_5f_Caractères_5f_correction">: <text:s/>5,4 </text:span><text:span text:style-name="_5f_Caractères_5f_correction"><text:span text:style-name="T153">×</text:span></text:span><text:span text:style-name="_5f_Caractères_5f_correction"> 2 ÷ 2 ≈ 10,8 cm²</text:span><text:span text:style-name="_5f_Caractères">.</text:span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h text:style-name="_5f_Paragraphe_5f_Correction" text:outline-level="1"><text:span text:style-name="_5f_Caractères"/></text:h>
      <text:list xml:id="list160105015351023" text:continue-numbering="true" text:style-name="_5f_Numérotation_20_des_20_exercices">
        <text:list-item>
          <text:h text:style-name="P113" text:outline-level="1"><draw:g text:anchor-type="paragraph" draw:z-index="353" draw:name="DrawObject1" draw:style-name="gr6"><draw:polygon draw:style-name="gr21" draw:text-style-name="P125" svg:width="3.802cm" svg:height="7.404cm" draw:transform="skewX (-0.000174532925199422) rotate (0.769690200129499) translate (-0.00245619302104324cm 3.75263429626105cm)" svg:viewBox="0 0 3803 7405" draw:points="0,3203 1601,0 3803,7405"><text:p/></draw:polygon><draw:frame draw:style-name="gr22" draw:text-style-name="P128" svg:width="1.206cm" svg:height="1.221cm" draw:transform="rotate (0.0228638132011257) translate (1.74625cm 6.11716666666667cm)"><draw:text-box><text:p text:style-name="P127"><text:span text:style-name="T188">F</text:span></text:p></draw:text-box></draw:frame><draw:frame draw:style-name="gr23" draw:text-style-name="P128" svg:width="1.202cm" svg:height="1.22cm" draw:transform="rotate (-0.0076794487087757) translate (0.710847222222222cm 1.95968055555556cm)"><draw:text-box><text:p text:style-name="P127"><text:span text:style-name="T188">Z</text:span></text:p></draw:text-box></draw:frame><draw:frame draw:style-name="gr24" draw:text-style-name="P128" svg:width="1.207cm" svg:height="1.213cm" draw:transform="rotate (-0.0205948851735338) translate (7.90751388888889cm 5.9055cm)"><draw:text-box><text:p text:style-name="P127"><text:span text:style-name="T188">S</text:span></text:p></draw:text-box></draw:frame><draw:line draw:style-name="gr25" draw:text-style-name="P125" svg:x1="2.221cm" svg:y1="6.086cm" svg:x2="3.427cm" svg:y2="3.914cm"><text:p/></draw:line><draw:custom-shape draw:style-name="gr26" draw:text-style-name="P129" svg:width="0.6cm" svg:height="0.606cm" draw:transform="skewX (0.00296705972839035) rotate (1.0471975511966) translate (2.60526388888889cm 4.13631944444444cm)"><text:p/><draw:enhanced-geometry svg:viewBox="0 0 21600 21600" draw:type="rectangle" draw:enhanced-path="M 0 0 L 21600 0 21600 21600 0 21600 0 0 Z N"/></draw:custom-shape><draw:frame draw:style-name="gr27" draw:text-style-name="P128" svg:width="1.2cm" svg:height="1.216cm" draw:transform="rotate (-0.081157810217736) translate (3.38313888888889cm 3.14854166666667cm)"><draw:text-box><text:p text:style-name="P127"><text:span text:style-name="T188">T</text:span></text:p></draw:text-box></draw:frame><draw:polygon draw:style-name="gr28" draw:text-style-name="P131" svg:width="3.82cm" svg:height="7.431cm" draw:transform="skewX (6.55914734570833E-017) rotate (0.769690200129499) translate (-0.00205477281241898cm 3.75224529301622cm)" svg:viewBox="0 0 3821 7432" draw:points="0,3203 1601,0 3821,7432"><text:p/></draw:polygon></draw:g><text:span text:style-name="_5f_Caractères"><text:s/>Après avoir mesuré les dimensions utiles, calcule une valeur approchée de l'aire de chaque figure :</text:span></text:h>
        </text:list-item>
      </text:list>
      <text:list xml:id="list1171046291" text:style-name="_5f_Numérotation_20_des_20_exercices">
        <text:list-item>
          <text:list>
            <text:list-item text:start-value="1">
              <text:p text:style-name="P112"/>
            </text:list-item>
          </text:list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_5f_Correction" text:outline-level="1"><text:span text:style-name="_5f_Caractères_5f_correction">La mesure donne Z</text:span><text:span text:style-name="_5f_Caractères_5f_correction"><text:span text:style-name="T183">S </text:span></text:span><text:span text:style-name="_5f_Caractères_5f_correction">≈ </text:span><text:span text:style-name="_5f_Caractères_5f_correction"><text:span text:style-name="T183">7</text:span></text:span><text:span text:style-name="_5f_Caractères_5f_correction">,</text:span><text:span text:style-name="_5f_Caractères_5f_correction"><text:span text:style-name="T183">7</text:span></text:span><text:span text:style-name="_5f_Caractères_5f_correction"> cm et </text:span><text:span text:style-name="_5f_Caractères_5f_correction"><text:span text:style-name="T183">FT</text:span></text:span><text:span text:style-name="_5f_Caractères_5f_correction"> ≈ 2,</text:span><text:span text:style-name="_5f_Caractères_5f_correction"><text:span text:style-name="T183">5</text:span></text:span><text:span text:style-name="_5f_Caractères_5f_correction"> cm.</text:span></text:h>
      <text:h text:style-name="_5f_Paragraphe_5f_Correction" text:outline-level="1"><text:span text:style-name="_5f_Caractères_5f_correction">Aire de </text:span><text:span text:style-name="_5f_Caractères_5f_correction"><text:span text:style-name="T183">FSZ </text:span></text:span><text:span text:style-name="_5f_Caractères_5f_correction">: <text:s/>7,7 </text:span><text:span text:style-name="_5f_Caractères_5f_correction"><text:span text:style-name="T153">×</text:span></text:span><text:span text:style-name="_5f_Caractères_5f_correction"> 2,</text:span><text:span text:style-name="_5f_Caractères_5f_correction"><text:span text:style-name="T183">5</text:span></text:span><text:span text:style-name="_5f_Caractères_5f_correction"> ÷ 2 ≈ </text:span><text:span text:style-name="_5f_Caractères_5f_correction"><text:span text:style-name="T183">9,63</text:span></text:span><text:span text:style-name="_5f_Caractères_5f_correction"> cm²</text:span><text:span text:style-name="_5f_Caractères">.</text:span></text:h>
      <text:p text:style-name="_5f_Paragraphe_5f_Réponse_5f_Pointillés_5f_Grisés"><text:span text:style-name="_5f_Caractères"/></text:p>
      <text:list xml:id="list160105997573791" text:continue-numbering="true" text:style-name="_5f_Numérotation_20_des_20_exercices">
        <text:list-item>
          <text:list>
            <text:list-item>
              <text:p text:style-name="P112"><draw:g text:anchor-type="paragraph" draw:z-index="357" draw:name="Shape15" draw:style-name="gr6"><draw:line draw:style-name="gr15" draw:text-style-name="P125" svg:x1="1.155cm" svg:y1="2.349cm" svg:x2="4.928cm" svg:y2="1.216cm"><text:p/></draw:line><draw:polygon draw:style-name="gr16" draw:text-style-name="P126" svg:width="5.372cm" svg:height="5.679cm" svg:x="1.155cm" svg:y="1.733cm" svg:viewBox="0 0 5373 5680" draw:points="0,614 3684,0 5373,5680"><text:p/></draw:polygon><draw:frame draw:style-name="gr17" draw:text-style-name="P128" svg:width="0.923cm" svg:height="0.932cm" svg:x="0.536cm" svg:y="1.899cm"><draw:text-box><text:p text:style-name="P127"><text:span text:style-name="T188">Q</text:span></text:p></draw:text-box></draw:frame><draw:frame draw:style-name="gr18" draw:text-style-name="P128" svg:width="0.923cm" svg:height="0.936cm" svg:x="6.383cm" svg:y="7.159cm"><draw:text-box><text:p text:style-name="P127"><text:span text:style-name="T188">N</text:span></text:p></draw:text-box></draw:frame><draw:line draw:style-name="gr15" draw:text-style-name="P129" svg:x1="6.529cm" svg:y1="7.414cm" svg:x2="4.38cm" svg:y2="0.199cm"><text:p/></draw:line><draw:custom-shape draw:style-name="gr19" draw:text-style-name="P129" svg:width="0.461cm" svg:height="0.461cm" draw:transform="skewX (-0.00383972435438756) rotate (0.279427213244292) translate (4.13102777777778cm 0.970138888888889cm)"><text:p/><draw:enhanced-geometry svg:viewBox="0 0 21600 21600" draw:type="rectangle" draw:enhanced-path="M 0 0 L 21600 0 21600 21600 0 21600 0 0 Z N"/></draw:custom-shape><draw:frame draw:style-name="gr20" draw:text-style-name="P130" svg:width="0.923cm" svg:height="0.934cm" svg:x="4.764cm" svg:y="1.45cm"><draw:text-box><text:p text:style-name="P127"><text:span text:style-name="T188">R</text:span></text:p></draw:text-box></draw:frame><draw:frame draw:style-name="gr20" draw:text-style-name="P130" svg:width="0.923cm" svg:height="0.934cm" svg:x="4.529cm" svg:y="0.709cm"><draw:text-box><text:p text:style-name="P127"><text:span text:style-name="T189">H</text:span></text:p></draw:text-box></draw:frame></draw:g></text:p>
            </text:list-item>
          </text:list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Caractères_5f_correction"/></text:p>
      <text:h text:style-name="_5f_Paragraphe_5f_Correction" text:outline-level="1"><text:span text:style-name="_5f_Caractères_5f_correction">Soit H le pied de la hauteur issue de Q.</text:span></text:h>
      <text:h text:style-name="_5f_Paragraphe_5f_Correction" text:outline-level="1"><text:span text:style-name="_5f_Caractères_5f_correction">La mesure donne </text:span><text:span text:style-name="_5f_Caractères_5f_correction"><text:span text:style-name="T183">QH </text:span></text:span><text:span text:style-name="_5f_Caractères_5f_correction">≈ </text:span><text:span text:style-name="_5f_Caractères_5f_correction"><text:span text:style-name="T183">3,7</text:span></text:span><text:span text:style-name="_5f_Caractères_5f_correction"> cm et </text:span><text:span text:style-name="_5f_Caractères_5f_correction"><text:span text:style-name="T183">RN</text:span></text:span><text:span text:style-name="_5f_Caractères_5f_correction"> ≈ </text:span><text:span text:style-name="_5f_Caractères_5f_correction"><text:span text:style-name="T183">5,8</text:span></text:span><text:span text:style-name="_5f_Caractères_5f_correction"> cm.</text:span></text:h>
      <text:h text:style-name="_5f_Paragraphe_5f_Correction" text:outline-level="1"><text:span text:style-name="_5f_Caractères_5f_correction">Aire de </text:span><text:span text:style-name="_5f_Caractères_5f_correction"><text:span text:style-name="T183">QRN <text:s/></text:span></text:span><text:span text:style-name="_5f_Caractères_5f_correction">: <text:s/></text:span><text:span text:style-name="_5f_Caractères_5f_correction"><text:span text:style-name="T183">3,7</text:span></text:span><text:span text:style-name="_5f_Caractères_5f_correction"> </text:span><text:span text:style-name="_5f_Caractères_5f_correction"><text:span text:style-name="T153">×</text:span></text:span><text:span text:style-name="_5f_Caractères_5f_correction"> </text:span><text:span text:style-name="_5f_Caractères_5f_correction"><text:span text:style-name="T183">5,8</text:span></text:span><text:span text:style-name="_5f_Caractères_5f_correction"> ÷ 2 ≈ </text:span><text:span text:style-name="_5f_Caractères_5f_correction"><text:span text:style-name="T183">10,73</text:span></text:span><text:span text:style-name="_5f_Caractères_5f_correction"> cm²</text:span><text:span text:style-name="_5f_pointillés_20_gris">..</text:span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60106102407613" text:continue-list="list160105015351023" text:style-name="_5f_Numérotation_20_des_20_exercices">
        <text:list-item>
          <text:h text:style-name="P113" text:outline-level="1"><text:soft-page-break/><text:span text:style-name="_5f_Caractères"><text:s/>Après avoir mesuré les dimensions utiles, calcule une valeur approchée de l'aire de la <text:s/>figure colorée :</text:span></text:h>
        </text:list-item>
      </text:list>
      <text:h text:style-name="_5f_Paragraphe" text:outline-level="1"><draw:g text:anchor-type="paragraph" draw:z-index="358" draw:name="Forme1" draw:style-name="gr6"><draw:g draw:name="Shape69" draw:style-name="gr7"><draw:g draw:style-name="gr7"><draw:polygon draw:style-name="gr8" draw:text-style-name="P119" svg:width="7.46cm" svg:height="5.475cm" svg:x="0.002cm" svg:y="0.201cm" svg:viewBox="0 0 7461 5476" draw:points="0,0 7461,0 7461,5476 4235,5476 4235,3883 0,3883"><text:p/></draw:polygon><draw:custom-shape draw:style-name="gr9" draw:text-style-name="P120" svg:width="2.223cm" svg:height="1.595cm" svg:x="4.743cm" svg:y="3.586cm"><text:p/><draw:enhanced-geometry svg:viewBox="0 0 21600 21600" draw:type="rectangle" draw:enhanced-path="M 0 0 L 21600 0 21600 21600 0 21600 0 0 Z N"/></draw:custom-shape></draw:g><draw:custom-shape draw:style-name="gr10" draw:text-style-name="P121" svg:width="0.301cm" svg:height="0.301cm" svg:x="0.004cm" svg:y="0.21cm"><text:p/><draw:enhanced-geometry svg:viewBox="0 0 21600 21600" draw:type="rectangle" draw:enhanced-path="M 0 0 L 21600 0 21600 21600 0 21600 0 0 Z N"/></draw:custom-shape><draw:custom-shape draw:style-name="gr11" draw:text-style-name="P121" svg:width="0.301cm" svg:height="0.302cm" svg:x="0.004cm" svg:y="3.769cm"><text:p/><draw:enhanced-geometry svg:viewBox="0 0 21600 21600" draw:type="rectangle" draw:enhanced-path="M 0 0 L 21600 0 21600 21600 0 21600 0 0 Z N"/></draw:custom-shape><draw:custom-shape draw:style-name="gr11" draw:text-style-name="P121" svg:width="0.301cm" svg:height="0.302cm" svg:x="0.004cm" svg:y="3.769cm"><text:p/><draw:enhanced-geometry svg:viewBox="0 0 21600 21600" draw:type="rectangle" draw:enhanced-path="M 0 0 L 21600 0 21600 21600 0 21600 0 0 Z N"/></draw:custom-shape><draw:custom-shape draw:style-name="gr11" draw:text-style-name="P121" svg:width="0.302cm" svg:height="0.302cm" svg:x="7.163cm" svg:y="0.201cm"><text:p/><draw:enhanced-geometry svg:viewBox="0 0 21600 21600" draw:type="rectangle" draw:enhanced-path="M 0 0 L 21600 0 21600 21600 0 21600 0 0 Z N"/></draw:custom-shape><draw:custom-shape draw:style-name="gr11" draw:text-style-name="P121" svg:width="0.302cm" svg:height="0.302cm" svg:x="7.163cm" svg:y="5.376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21" svg:width="0.302cm" svg:height="0.302cm" svg:x="4.237cm" svg:y="5.37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3.937cm" svg:y="4.083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4.743cm" svg:y="3.58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4.743cm" svg:y="3.58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6.661cm" svg:y="3.586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6.661cm" svg:y="4.879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1" svg:width="0.302cm" svg:height="0.302cm" svg:x="4.743cm" svg:y="4.879cm"><text:p/><draw:enhanced-geometry svg:viewBox="0 0 21600 21600" draw:mirror-horizontal="false" draw:mirror-vertical="false" draw:type="rectangle" draw:enhanced-path="M 0 0 L 21600 0 21600 21600 0 21600 0 0 Z N"/></draw:custom-shape></draw:g><draw:line draw:style-name="gr13" draw:text-style-name="P122" svg:x1="4.195cm" svg:y1="4.19cm" svg:x2="4.214cm" svg:y2="0.342cm"><text:p/></draw:line><draw:frame draw:style-name="gr14" draw:text-style-name="P124" svg:width="2.906cm" svg:height="0.809cm" svg:x="0.309cm" svg:y="1.247cm"><draw:text-box><text:p text:style-name="P123"><text:span text:style-name="T187">Rec</text:span><text:span text:style-name="T187">tang</text:span><text:span text:style-name="T187">le 1</text:span></text:p></draw:text-box></draw:frame><draw:frame draw:style-name="gr14" draw:text-style-name="P124" svg:width="2.906cm" svg:height="0.809cm" svg:x="4.523cm" svg:y="1.189cm"><draw:text-box><text:p text:style-name="P123"><text:span text:style-name="T187">Rec</text:span><text:span text:style-name="T187">tang</text:span><text:span text:style-name="T187">le 2</text:span></text:p></draw:text-box></draw:frame><draw:frame draw:style-name="gr14" draw:text-style-name="P124" svg:width="2.906cm" svg:height="0.809cm" svg:x="4.581cm" svg:y="3.939cm"><draw:text-box><text:p text:style-name="P123"><text:span text:style-name="T187">Rec</text:span><text:span text:style-name="T187">tang</text:span><text:span text:style-name="T187">le 3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Caractères_5f_correction"/></text:p>
      <text:h text:style-name="_5f_Paragraphe_5f_Correction" text:outline-level="1"><text:span text:style-name="_5f_Caractères_5f_correction">On peut découper la figure en trois parties rectangulaires</text:span></text:h>
      <text:h text:style-name="_5f_Paragraphe_5f_Correction" text:outline-level="1"><text:span text:style-name="_5f_Caractères_5f_correction">Aire du rectangle 1 : <text:s/></text:span><text:span text:style-name="_5f_Caractères_5f_correction"><text:span text:style-name="T183">4,2 </text:span></text:span><text:span text:style-name="_5f_Caractères_5f_correction"><text:span text:style-name="T153">×</text:span></text:span><text:span text:style-name="_5f_Caractères_5f_correction"> </text:span><text:span text:style-name="_5f_Caractères_5f_correction"><text:span text:style-name="T183">3,9</text:span></text:span><text:span text:style-name="_5f_Caractères_5f_correction"> ≈ </text:span><text:span text:style-name="_5f_Caractères_5f_correction"><text:span text:style-name="T183">16,38 </text:span></text:span><text:span text:style-name="_5f_Caractères_5f_correction">cm².</text:span></text:h>
      <text:h text:style-name="_5f_Paragraphe_5f_Correction" text:outline-level="1"><text:span text:style-name="_5f_Caractères_5f_correction">Aire du rectangle 2 : <text:s/></text:span><text:span text:style-name="_5f_Caractères_5f_correction"><text:span text:style-name="T183">3,2 </text:span></text:span><text:span text:style-name="_5f_Caractères_5f_correction"><text:span text:style-name="T153">×</text:span></text:span><text:span text:style-name="_5f_Caractères_5f_correction"> </text:span><text:span text:style-name="_5f_Caractères_5f_correction"><text:span text:style-name="T183">5,5 </text:span></text:span><text:span text:style-name="_5f_Caractères_5f_correction">≈ </text:span><text:span text:style-name="_5f_Caractères_5f_correction"><text:span text:style-name="T183">17,6 </text:span></text:span><text:span text:style-name="_5f_Caractères_5f_correction">cm².</text:span></text:h>
      <text:h text:style-name="_5f_Paragraphe_5f_Correction" text:outline-level="1"><text:span text:style-name="_5f_Caractères_5f_correction">Aire du rectangle </text:span><text:span text:style-name="_5f_Caractères_5f_correction"><text:span text:style-name="T183">3</text:span></text:span><text:span text:style-name="_5f_Caractères_5f_correction"> : <text:s/>2</text:span><text:span text:style-name="_5f_Caractères_5f_correction"><text:span text:style-name="T183">,2 </text:span></text:span><text:span text:style-name="_5f_Caractères_5f_correction"><text:span text:style-name="T153">×</text:span></text:span><text:span text:style-name="_5f_Caractères_5f_correction"> </text:span><text:span text:style-name="_5f_Caractères_5f_correction"><text:span text:style-name="T183">1,5 </text:span></text:span><text:span text:style-name="_5f_Caractères_5f_correction">≈ </text:span><text:span text:style-name="_5f_Caractères_5f_correction"><text:span text:style-name="T183">3,3 </text:span></text:span><text:span text:style-name="_5f_Caractères_5f_correction">cm².</text:span></text:h>
      <text:h text:style-name="_5f_Paragraphe_5f_Correction" text:outline-level="1"><text:span text:style-name="_5f_Caractères_5f_correction">Aire de la <text:s/>figure colorée :</text:span></text:h>
      <text:h text:style-name="_5f_Paragraphe_5f_Correction" text:outline-level="1"><text:span text:style-name="_5f_Caractères_5f_correction">16,38 + 17,6 <text:s/>– <text:s/>3,3 <text:s/>= 30,68 cm²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6" draw:display-name="Dashed (var) 1034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cccccc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2" style:family="paragraph" style:parent-style-name="_5f_Footer_20_page_20_paire_20__28_G_29_">
      <style:text-properties officeooo:rsid="02097712" officeooo:paragraph-rsid="02097712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20c67a9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0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0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7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6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5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4" draw:name="Shape3_12" draw:style-name="Mgr5" draw:text-style-name="MP1" svg:x1="10.308cm" svg:y1="0.388cm" svg:x2="20.496cm" svg:y2="0.36cm"><text:p/></draw:line><draw:path text:anchor-type="paragraph" draw:z-index="25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7" draw:name="Shape3_27" draw:style-name="Mgr5" draw:text-style-name="MP1" svg:x1="10.308cm" svg:y1="0.388cm" svg:x2="20.496cm" svg:y2="0.36cm"><text:p/></draw:line><draw:path text:anchor-type="paragraph" draw:z-index="25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3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3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2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1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0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3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4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9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9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6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7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2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1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6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5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5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4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0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0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0" draw:name="Shape7_8" draw:style-name="Mgr9" draw:text-style-name="MP1" svg:x1="9.042cm" svg:y1="0.36cm" svg:x2="20.461cm" svg:y2="0.36cm"><text:p/></draw:line><draw:path text:anchor-type="paragraph" draw:z-index="10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2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04" draw:name="Shape7_9" draw:style-name="Mgr9" draw:text-style-name="MP1" svg:x1="9.042cm" svg:y1="0.36cm" svg:x2="20.461cm" svg:y2="0.36cm"><text:p/></draw:line><draw:path text:anchor-type="paragraph" draw:z-index="105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9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5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8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1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3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5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7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4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715441383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0105034925878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draw:frame draw:style-name="Mfr1" draw:name="Frame25" text:anchor-type="paragraph" svg:y="-0.06cm" draw:z-index="363"><draw:text-box fo:min-height="0.499cm" fo:min-width="7.096cm"><draw:frame draw:style-name="Mfr2" draw:name="Frame26" text:anchor-type="frame" svg:x="0.45cm" svg:y="0.079cm" svg:width="0.817cm" draw:z-index="364"><draw:text-box fo:min-height="0.355cm"><text:p text:style-name="MP3"><text:page-number text:select-page="current">1</text:page-number></text:p></draw:text-box></draw:frame><text:p text:style-name="MP88">Aires : <text:span text:style-name="MT154">PROBLèmes</text:span></text:p></draw:text-box></draw:frame><draw:g text:anchor-type="paragraph" draw:z-index="362" draw:name="Shape4_277" draw:style-name="Mgr2"><draw:path draw:style-name="Mgr10" draw:text-style-name="MP47" svg:width="0.855cm" svg:height="1.172cm" svg:x="18.523cm" svg:y="-0.153cm" svg:viewBox="0 0 856 1173" svg:d="M856 1173h-856v-991c0-100 79-182 175-182h505c97 0 176 82 176 182z"><text:p/></draw:path></draw:g></text:h>
      </style:footer>
      <style:footer-left>
        <text:h text:style-name="MP92" text:outline-level="1"><draw:frame draw:style-name="Mfr1" draw:name="Frame29" text:anchor-type="paragraph" svg:y="-0.06cm" draw:z-index="365"><draw:text-box fo:min-height="0.499cm" fo:min-width="7.096cm"><draw:frame draw:style-name="Mfr2" draw:name="Frame44" text:anchor-type="frame" svg:x="0.45cm" svg:y="0.079cm" svg:width="0.817cm" draw:z-index="366"><draw:text-box fo:min-height="0.355cm"><text:p text:style-name="MP3"><draw:g text:anchor-type="paragraph" draw:z-index="367" draw:name="Shape4_27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88">Aires : <text:span text:style-name="MT154">PROBLèmes</text:span></text:p></draw:text-box></draw:frame></text:h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59" draw:name="Shape9" draw:style-name="Mgr1" draw:text-style-name="MP1" svg:x1="11.559cm" svg:y1="0.36cm" svg:x2="20.5cm" svg:y2="0.36cm"><text:p/></draw:line><draw:frame text:anchor-type="paragraph" draw:z-index="60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1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2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8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5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6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3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4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2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0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1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8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9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6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7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4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5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2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3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0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1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8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6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7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5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2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3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1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8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9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6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7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4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5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3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0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1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9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6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7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0" draw:style-name="Mgr14" draw:text-style-name="MP1" svg:x1="10.893cm" svg:y1="0.403cm" svg:x2="20.503cm" svg:y2="0.327cm"><text:p/></draw:line><draw:path text:anchor-type="char" draw:z-index="11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2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5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9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3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2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47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8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49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30M37S</meta:editing-duration>
    <meta:editing-cycles>194</meta:editing-cycles>
    <meta:generator>LibreOffice/7.1.4.2$Linux_X86_64 LibreOffice_project/a529a4fab45b75fefc5b6226684193eb000654f6</meta:generator>
    <dc:date>2021-09-05T16:01:00.419511207</dc:date>
    <meta:document-statistic meta:table-count="0" meta:image-count="0" meta:object-count="0" meta:page-count="2" meta:paragraph-count="795" meta:word-count="2980" meta:character-count="19115" meta:non-whitespace-character-count="16626"/>
    <meta:template xlink:type="simple" xlink:actuate="onRequest" xlink:title="cahier_M" xlink:href="../../../../../../../.cache/evolution/tmp/evolution-oj-l5cl9c/cahier_M.ott" meta:date="2020-12-21T12:40:50.778118149"/>
  </office:meta>
</office:document-meta>
</file>